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officeooo:rsid="0008d609" officeooo:paragraph-rsid="0008d609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atividade 1</text:p>
      <text:p text:style-name="P2"/>
      <text:p text:style-name="P2"># Declaração da variável temperatura</text:p>
      <text:p text:style-name="P3"><text:span text:style-name="T1">temperatura</text:span> <text:span text:style-name="T2">=</text:span> <text:span text:style-name="T3">31</text:span></text:p>
      <text:p text:style-name="P4"/>
      <text:p text:style-name="P2"># Estrutura condicional if e else</text:p>
      <text:p text:style-name="P3"><text:span text:style-name="T4">if</text:span> <text:span text:style-name="T1">temperatura</text:span> <text:span text:style-name="T2">&lt;</text:span> <text:span text:style-name="T3">30</text:span>:</text:p>
      <text:p text:style-name="P5">    <text:span text:style-name="T5">print</text:span><text:span text:style-name="T6">(</text:span><text:span text:style-name="T7">'A temperatura hoje está amena'</text:span><text:span text:style-name="T6">)</text:span></text:p>
      <text:p text:style-name="P3"><text:span text:style-name="T4">else</text:span>:</text:p>
      <text:p text:style-name="P5">    <text:span text:style-name="T5">print</text:span><text:span text:style-name="T6">(</text:span><text:span text:style-name="T7">'Hoje está fazendo calor'</text:span><text:span text:style-name="T6">)</text:span></text:p>
      <text:p text:style-name="P5"><text:span text:style-name="T6"/></text:p>
      <text:p text:style-name="P5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7:41:16.116000000</meta:creation-date>
    <dc:date>2024-11-22T07:42:09.924000000</dc:date>
    <meta:editing-duration>PT54S</meta:editing-duration>
    <meta:editing-cycles>1</meta:editing-cycles>
    <meta:document-statistic meta:table-count="0" meta:image-count="0" meta:object-count="0" meta:page-count="1" meta:paragraph-count="8" meta:word-count="30" meta:character-count="204" meta:non-whitespace-character-count="174"/>
    <meta:generator>LibreOffice/24.8.3.2$Windows_X86_64 LibreOffice_project/48a6bac9e7e268aeb4c3483fcf825c94556d9f92</meta:generator>
  </office:meta>
</office:document-meta>
</file>